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c6e0" officeooo:paragraph-rsid="001ec6e0"/>
    </style:style>
    <style:style style:name="P2" style:family="paragraph" style:parent-style-name="Standard">
      <style:text-properties officeooo:rsid="001f108c" officeooo:paragraph-rsid="001ec6e0"/>
    </style:style>
    <style:style style:name="P3" style:family="paragraph" style:parent-style-name="Standard">
      <style:text-properties officeooo:rsid="001f108c" officeooo:paragraph-rsid="001f10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p>
      <text:p text:style-name="P1">Las máquinas de Turing podemos verlas como números enteros. Cada paso en una máquina de Turing podemos verlo como una operación sobre números enteros. Así, el hecho de si una máquina de Turing para o no puede verse como un problema de aritmética. Si tuviese un algoritmo para saber si un teorema es verdadero entonces tendría un algoritmo para saber si un programa para o no, por lo que no puedo tener un algoritmo que me diga si un teorema es verdadero o es falso.</text:p>
      <text:p text:style-name="P1"/>
      <text:p text:style-name="P1">Si todo teorema cierto tiene demostración y su contrario no (al ser el conjunto de axiomas consistente) entonces, ordenando por orden alfabético las demostraciones, para cada una de ellas comprobamos si es de un teorema P, o de su opuesto (no)P. El algoritmo que recorre las demostraciones y comprueban si son de un teorema o de su opuesto acaba, por lo que tendríamos un algoritmo que nos permite saber si un teorema es cierto o no, lo que nos lleva a contradicción. </text:p>
      <text:p text:style-name="P1"/>
      <text:p text:style-name="P1"/>
      <text:p text:style-name="P1">4.</text:p>
      <text:p text:style-name="P1"/>
      <text:p text:style-name="P3">a)</text:p>
      <text:p text:style-name="P3"/>
      <text:p text:style-name="P3">Supongamos que queremos ver si un programa P termina para unos datos. Entonces consideramos un segundo programa que ejecutará el primero para esos datos y si P termina no entrará en un bucle infinito y si P no termina si entrará en un bucle infinito. Por consiguiente, si pudiésemos saber si un programa entra en un bucle infinito o no podríamos resolver el problea de la parada, y ya sabemos que es indecidible.</text:p>
      <text:p text:style-name="P3"/>
      <text:p text:style-name="P3">b)</text:p>
      <text:p text:style-name="P3"/>
      <text:p text:style-name="P3">Supongamos que queremos ver si un programa P termina para unos datos. Consideramos un segundo programa que ejecutará el primero para esos datos y después imprimirá el mensaje "He terminado". El segundo programa escribirá dicho mensaje cuando y sólamente cuando P termine. <text:s/>Entonces si fuese decidible este problema también lo sería el de la parada, cosa que sabemos que no sucede</text:p>
      <text:p text:style-name="P3"/>
      <text:p text:style-name="P3">c)</text:p>
      <text:p text:style-name="P3"/>
      <text:p text:style-name="P3">Supongamos que queremos ver si un programa P termina para unos datos. Consideramos otro programa Q que ejecutará el primero para esos datos y después ejecutará la sentencia X. Que este programa ejecute la sentencia X es equivalente a que P termine. Entonces si pudiésemos saber si el programa Q llega a ejecutar la sentencia X tendríamos una solución a si el programa P para o no, con lo que llegamos a una contradicción, pues el problema de la parada es indecidible. <text:s/></text:p>
      <text:p text:style-name="P3"/>
      <text:p text:style-name="P3"/>
      <text:p text:style-name="P3">d)</text:p>
      <text:p text:style-name="P3"/>
      <text:p text:style-name="P3">Supongamos que queremos ver si un programa P termina para unos datos. Consideramos un segundo programa que inicializará todas las variables, ejecutará el programa P, y después usará una variable v que no ha sido inicializada. Por tanto, el segundo programa utilizará la variable v sin inicalizar si y sólo si, P termina, por lo que si pudiésemos determinar si un programa usará una variabe sin unicializar pudiésemos resolver el problema de la parada, lo que es contradictorio. </text:p>
      <text:p text:style-name="P1"/>
      <text:p text:style-name="P1"/>
      <text:p text:style-name="P1"/>
      <text:p text:style-name="P1"/>
      <text:p text:style-name="P1"><text:soft-page-break/></text:p>
      <text:p text:style-name="P1">6.</text:p>
      <text:p text:style-name="P1"/>
      <text:p text:style-name="P1"/>
      <text:p text:style-name="P1"/>
      <text:p text:style-name="P1"/>
      <text:p text:style-name="P1">8.</text:p>
      <text:p text:style-name="P2"/>
      <text:p text:style-name="P3">Si la cantidad de memoria que permitimos que utilice un programa está limitada, entonces si el programa cicla indefinidamente las configuraciones por las que pasa un programa se van repitiendo. Por cada configuración del programa que se de, comprobamos si ya se ha dado anteriormente. En caso afirmativo se tiene que el programa cicla indefinidamente. Como la cantidad de memoria está limitada, el número de configuraciones que se pueden dar es finito. Por lo tanto, el programa para si, y solamente si, no se repiten configuraci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7T22:13:49.706000000</meta:creation-date>
    <dc:date>2015-03-17T22:24:35.767000000</dc:date>
    <meta:editing-duration>PT9M41S</meta:editing-duration>
    <meta:editing-cycles>2</meta:editing-cycles>
    <meta:generator>LibreOffice/4.2.8.2$Windows_x86 LibreOffice_project/48d50dbfc06349262c9d50868e5c1f630a573ebd</meta:generator>
    <meta:document-statistic meta:table-count="0" meta:image-count="0" meta:object-count="0" meta:page-count="2" meta:paragraph-count="15" meta:word-count="555" meta:character-count="3221" meta:non-whitespace-character-count="2676"/>
  </office:meta>
</office:document-meta>
</file>